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T1" style:family="text">
      <style:text-properties style:text-position="super 58%"/>
    </style:style>
    <number:time-style style:name="N42">
      <number:hours number:style="long"/>
      <number:text>:</number:text>
      <number:minutes number:style="long"/>
      <number:text> </number:text>
      <number:am-pm/>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2:06</text:p>
      <text:p text:style-name="Standard">Way New Deal provides these aspects</text:p>
      <text:p text:style-name="Standard">Relief</text:p>
      <text:p text:style-name="Standard">Immediate relief, providing food/jobs/anything that helps/ stop suffering. </text:p>
      <text:p text:style-name="Standard">Recovery</text:p>
      <text:p text:style-name="Standard">Long term recovery/way to manage growth/support long term prosperity </text:p>
      <text:p text:style-name="Standard">Reform</text:p>
      <text:p text:style-name="Standard">Approach to changing capitalism so another Great Depression won't happen/we don't want another repeat of the Great Depression </text:p>
      <text:p text:style-name="Standard"/>
      <text:p text:style-name="Standard">Roosevelt campaigned on a platform of promising citizens these things(maybe?)</text:p>
      <text:p text:style-name="Standard">on a platform of experimentation: meaning, govt has a responsibility to support it's citizens, government OF the people </text:p>
      <text:p text:style-name="Standard">won by a LANDSLIDE</text:p>
      <text:p text:style-name="Standard">Gave democrats a majority of Congress.</text:p>
      <text:p text:style-name="Standard">5 months between election and inauguration</text:p>
      <text:p text:style-name="Standard">in those 5 months let Hoover suffer along, failing policies. EXAMPLE:</text:p>
      <text:p text:style-name="Standard">self-liquidating public works. Govt loans money to states to build road; then you have to put a toll on the road to make the money to pay back the loan. But if no one has money to spend, how can they pay the toll? Still a problem of consumption. </text:p>
      <text:p text:style-name="Standard">Hoover wanted FDR to endorse these projects. FDR said NOPE</text:p>
      <text:p text:style-name="Standard">the more people are suffering, the more they will embrace new ideas when FDR gets in there, increase democrats leverage for their new programs </text:p>
      <text:p text:style-name="Standard"/>
      <text:p text:style-name="Standard">“Hundred Days”</text:p>
      <text:p text:style-name="Standard">Used to describe the first 100 days working towards relief, recovery, and reform. Very productive period for FDR.</text:p>
      <text:p text:style-name="Standard"/>
      <text:p text:style-name="Standard">Hundred Days</text:p>
      <text:p text:style-name="Standard">Roosevelt sworn into office on March 4 1933</text:p>
      <text:p text:style-name="Standard">inaugural address: roosevelt says we will experiment until we find whatever will help us; nothing to fear but fear itself; out of a shitty situation we will find our best people; this is an emergency equivalent to war.</text:p>
      <text:p text:style-name="Standard">calls emergency session of congress: productive legislation:</text:p>
      <text:p text:style-name="Standard">Banking sector: written passed &amp; signed in one day 3/9 1933 Emergency Banking Act. Currently 32 states did not allow banks to open, other 16 states restricted hours of operation and withdrawals allowed. This act allowed govt to shut down banks nationwide BUT banks responsible <text:s/>to perform audits and if they had the resources there to pay out their depositors they were allowed to open. If not they had to remain closed. Banks that could open: good. Banks that stayed closed: bad.</text:p>
      <text:p text:style-name="Standard">FDR gave first “fireside chat” explaining all this to american people (radio address). Feel confident to put money back in banks .</text:p>
      <text:p text:style-name="Standard">Simple solution that worked. Within weeks, banking system stabilized. Progress. </text:p>
      <text:p text:style-name="Standard"/>
      <text:p text:style-name="Standard">Farming sector: Agricultural Adjustment Act designed to address issue of overproduction on farms. Created “artificial shortages”. Reducing supply, to start with. Subsidize farmers for a reduction in what they planted. Govt proposes farming less acres, less produce; will offer rebates for crops not grown. Supply will catch up to demand, and prices will go up (making profit for farmers). But when program was finally passed,farmers had already planted lots of crops, so they had to get rid/destroy their crops/farm animals, to meet the lesser supply. Had to destroy existing to create scarcity to drive up <text:soft-page-break/>prices. Short term relief was achieved. Minor victory is still a victory.</text:p>
      <text:p text:style-name="Standard"/>
      <text:p text:style-name="Standard">Industrial workers: some legal challenges here. </text:p>
      <text:p text:style-name="Standard">Congress can legislate interstate trade but not within a state (intra-state).</text:p>
      <text:p text:style-name="Standard">National Industrial Recovery Act: created, among other things, National Recovery Administration.</text:p>
      <text:p text:style-name="Standard">NRA tried to regulate wages, prices, hours, etc, with the expectation that these workers would be able to compete fairly for jobs within the industry.</text:p>
      <text:p text:style-name="Standard">Grants also offered for public works so no need for tolls, etc. all that stuff Hoover tried to do. </text:p>
      <text:p text:style-name="Standard">Get people working, get them income. Spend money to put people to work (Public Works Administration) built courthouses, city halls, bridges, utilities, health facilities, etc. all these projects provided jobs to the people. Builds infrastructure. </text:p>
      <text:p text:style-name="Standard"/>
      <text:p text:style-name="Standard">Created SEC (Securities &amp; Exchange Commission), led to regulations in stock market, made corporations accountable </text:p>
      <text:p text:style-name="Standard">Home Owners Loan Corporation created to help middle class americans stay in their homes. Refinance their mortgages, govt providing long term guarantee for long term mortgages. Easier to pay in 25 years than 4 years. Improves consumer purchasing power. </text:p>
      <text:p text:style-name="Standard"/>
      <text:p text:style-name="Standard">TVA Tennessee Valley Authority </text:p>
      <text:p text:style-name="Standard">provides electricity to bring everyone into the 20<text:span text:style-name="T1">th</text:span> century, hydroelectric power. Provides power to remote rural areas. </text:p>
      <text:p text:style-name="Standard">Most successful program in the New Deal. 9 Dams in 11 years. Cheap electricity to rural americans on farms. Now they can buy items that require power. </text:p>
      <text:p text:style-name="Standard"/>
      <text:p text:style-name="Standard"><text:s/>Labor forces that worked on all of these projects ALWAYS remained segregated by race. WHITES got the best jobs, whites had their homes wired for electricity first, etc. but AA and NA were included too.</text:p>
      <text:p text:style-name="Standard"/>
      <text:p text:style-name="Standard">Civilian Conservation Corps. - took city men to build roads in countryside, prevent soil erosion, prevent drought, harvest old wood to prevent forest fires, etc. </text:p>
      <text:p text:style-name="Standard">15,000 native americans included in this also. </text:p>
      <text:p text:style-name="Standard">Minorities included and benefited in New Deal programs even if still segregated. </text:p>
      <text:p text:style-name="Standard">Blacks had always previously voted Republican since Lincoln was republican and he freed the slaves. 66% of blacks had voted for Hoover. With FDR in office, and minorities benefiting from New Deal programs, this is where all that changed. Blacks were now voting democrat. In 1936 FDR got 76% of black votes in his election. </text:p>
      <text:p text:style-name="Standard">Roosevelt felt it was the responsibility of the government to take care of ALL americans. He stood up for everyone, black, white, women, workers.</text:p>
      <text:p text:style-name="Standard"/>
      <text:p text:style-name="Standard">Democratic Coalition created. </text:p>
      <text:p text:style-name="P1"/>
      <text:p text:style-name="Standard">(<text:time style:data-style-name="N42" text:time-value="2018-04-04T14:19:36.02" text:fixed="true">02:19 PM</text:time> notes)</text:p>
      <text:p text:style-name="Standard">First bill passed by New Deal Congress and signed by Roosevelt</text:p>
      <text:p text:style-name="Standard">Written, signed, passed in 1 day</text:p>
      <text:p text:style-name="Standard">1933 Emergency Banking Act</text:p>
      <text:p text:style-name="Standard">Designed to save the banking sector in the US</text:p>
      <text:p text:style-name="Standard"/>
      <text:p text:style-name="Standard">(<text:time style:data-style-name="N42" text:time-value="2018-04-04T14:27:43.78" text:fixed="true">02:27 PM</text:time> notes)</text:p>
      <text:p text:style-name="Standard">Supply/demand stuff</text:p>
      <text:p text:style-name="Standard">(<text:time style:data-style-name="N42" text:time-value="2018-04-04T14:49:40.36" text:fixed="true">02:49 PM</text:time> notes)</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4-04T13:48:38.19</meta:creation-date>
    <meta:generator>OpenOffice/4.1.3$Win32 OpenOffice.org_project/413m1$Build-9783</meta:generator>
    <dc:date>2018-04-07T18:49:22.32</dc:date>
    <dc:creator>Timothy Cayer</dc:creator>
    <meta:editing-duration>PT2H21M16S</meta:editing-duration>
    <meta:editing-cycles>19</meta:editing-cycles>
    <meta:document-statistic meta:table-count="0" meta:image-count="0" meta:object-count="0" meta:page-count="3" meta:paragraph-count="53" meta:word-count="891" meta:character-count="5578"/>
  </office:meta>
</office:document-meta>
</file>